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166cm" fo:min-width="17.916cm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2.05cm" fo:min-width="18.5cm"/>
    </style:style>
    <style:style style:name="gr3" style:family="graphic" style:parent-style-name="standard">
      <style:graphic-properties draw:fill-color="#cc00cc" draw:textarea-horizontal-align="justify" draw:textarea-vertical-align="middle" draw:auto-grow-height="false" fo:min-height="16.15cm" fo:min-width="18.5cm"/>
    </style:style>
    <style:style style:name="gr4" style:family="graphic" style:parent-style-name="standard">
      <style:graphic-properties draw:fill-color="#66ff00" draw:textarea-horizontal-align="justify" draw:textarea-vertical-align="middle" draw:auto-grow-height="false" fo:min-height="4.95cm" fo:min-width="18.5cm"/>
    </style:style>
    <style:style style:name="gr5" style:family="graphic" style:parent-style-name="standard">
      <style:graphic-properties draw:fill-color="#0066ff" draw:textarea-horizontal-align="justify" draw:textarea-vertical-align="middle" draw:auto-grow-height="false" fo:min-height="3.35cm" fo:min-width="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-color="#cc00cc"/>
      <style:paragraph-properties fo:text-align="center"/>
    </style:style>
    <style:style style:name="P4" style:family="paragraph">
      <loext:graphic-properties draw:fill-color="#66ff00"/>
      <style:paragraph-properties fo:text-align="center"/>
    </style:style>
    <style:style style:name="P5" style:family="paragraph">
      <loext:graphic-properties draw:fill-color="#0066ff"/>
      <style:paragraph-properties fo:text-align="center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cm" svg:height="6cm" svg:x="1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9cm" svg:height="2.3cm" svg:x="1cm" svg:y="4.9cm">
          <text:p text:style-name="P1">HEADER NAV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9cm" svg:height="16.4cm" svg:x="1cm" svg:y="7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9cm" svg:height="5.2cm" svg:x="1cm" svg:y="23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5.5cm" svg:height="3.6cm" svg:x="2.8cm" svg:y="8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5.5cm" svg:height="3.6cm" svg:x="2.7cm" svg:y="13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5.5cm" svg:height="3.6cm" svg:x="2.7cm" svg:y="18.1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3.144cm" svg:height="0.962cm" svg:x="3.8cm" svg:y="2.4cm">
          <draw:text-box>
            <text:p>HEADER</text:p>
          </draw:text-box>
        </draw:frame>
        <draw:frame draw:style-name="gr7" draw:text-style-name="P6" draw:layer="layout" svg:width="2.614cm" svg:height="0.962cm" svg:x="3.4cm" svg:y="7.6cm">
          <draw:text-box>
            <text:p>Section</text:p>
          </draw:text-box>
        </draw:frame>
        <draw:frame draw:style-name="gr8" draw:text-style-name="P6" draw:layer="layout" svg:width="2.263cm" svg:height="0.962cm" svg:x="4.7cm" svg:y="10.5cm">
          <draw:text-box>
            <text:p>Article</text:p>
          </draw:text-box>
        </draw:frame>
        <draw:frame draw:style-name="gr8" draw:text-style-name="P6" draw:layer="layout" svg:width="2.263cm" svg:height="0.962cm" svg:x="5.4cm" svg:y="14.9cm">
          <draw:text-box>
            <text:p>Article</text:p>
          </draw:text-box>
        </draw:frame>
        <draw:frame draw:style-name="gr8" draw:text-style-name="P6" draw:layer="layout" svg:width="2.263cm" svg:height="0.962cm" svg:x="5.8cm" svg:y="20.2cm">
          <draw:text-box>
            <text:p>Article</text:p>
          </draw:text-box>
        </draw:frame>
        <draw:frame draw:style-name="gr9" draw:text-style-name="P6" draw:layer="layout" svg:width="2.335cm" svg:height="0.962cm" svg:x="6.8cm" svg:y="25.7cm">
          <draw:text-box>
            <text:p>Footer</text:p>
          </draw:text-box>
        </draw:frame>
      </draw:page>
      <draw:page draw:name="page2" draw:style-name="dp1" draw:master-page-name="Standard">
        <draw:custom-shape draw:style-name="gr1" draw:text-style-name="P1" draw:layer="layout" svg:width="19cm" svg:height="6cm" svg:x="1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9cm" svg:height="2.3cm" svg:x="1cm" svg:y="4.9cm">
          <text:p text:style-name="P1">HEADER NAV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9cm" svg:height="16.4cm" svg:x="1cm" svg:y="7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9cm" svg:height="5.2cm" svg:x="1cm" svg:y="23.5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3.144cm" svg:height="0.962cm" svg:x="3.8cm" svg:y="2.4cm">
          <draw:text-box>
            <text:p>HEADER</text:p>
          </draw:text-box>
        </draw:frame>
        <draw:frame draw:style-name="gr7" draw:text-style-name="P6" draw:layer="layout" svg:width="2.614cm" svg:height="0.962cm" svg:x="3.4cm" svg:y="7.6cm">
          <draw:text-box>
            <text:p>Section</text:p>
          </draw:text-box>
        </draw:frame>
        <draw:frame draw:style-name="gr9" draw:text-style-name="P6" draw:layer="layout" svg:width="2.335cm" svg:height="0.962cm" svg:x="6.8cm" svg:y="25.7cm">
          <draw:text-box>
            <text:p>Footer</text:p>
          </draw:text-box>
        </draw:frame>
      </draw:page>
      <draw:page draw:name="page3" draw:style-name="dp1" draw:master-page-name="Standard">
        <draw:custom-shape draw:style-name="gr1" draw:text-style-name="P1" draw:layer="layout" svg:width="19cm" svg:height="6cm" svg:x="1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9cm" svg:height="2.3cm" svg:x="1cm" svg:y="4.9cm">
          <text:p text:style-name="P1">HEADER NAV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9cm" svg:height="16.4cm" svg:x="1cm" svg:y="7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9cm" svg:height="5.2cm" svg:x="1cm" svg:y="23.5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3.144cm" svg:height="0.962cm" svg:x="3.8cm" svg:y="2.4cm">
          <draw:text-box>
            <text:p>HEADER</text:p>
          </draw:text-box>
        </draw:frame>
        <draw:frame draw:style-name="gr7" draw:text-style-name="P6" draw:layer="layout" svg:width="2.614cm" svg:height="0.962cm" svg:x="3.4cm" svg:y="7.6cm">
          <draw:text-box>
            <text:p>Section</text:p>
          </draw:text-box>
        </draw:frame>
        <draw:frame draw:style-name="gr9" draw:text-style-name="P6" draw:layer="layout" svg:width="2.335cm" svg:height="0.962cm" svg:x="6.8cm" svg:y="25.7cm">
          <draw:text-box>
            <text:p>Footer</text:p>
          </draw:text-box>
        </draw:frame>
      </draw:page>
      <draw:page draw:name="page4" draw:style-name="dp1" draw:master-page-name="Standard">
        <draw:custom-shape draw:style-name="gr1" draw:text-style-name="P1" draw:layer="layout" svg:width="19cm" svg:height="6cm" svg:x="1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9cm" svg:height="2.3cm" svg:x="1cm" svg:y="4.9cm">
          <text:p text:style-name="P1">HEADER NAV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9cm" svg:height="16.4cm" svg:x="1cm" svg:y="7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9cm" svg:height="5.2cm" svg:x="1cm" svg:y="23.5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3.144cm" svg:height="0.962cm" svg:x="3.8cm" svg:y="2.4cm">
          <draw:text-box>
            <text:p>HEADER</text:p>
          </draw:text-box>
        </draw:frame>
        <draw:frame draw:style-name="gr7" draw:text-style-name="P6" draw:layer="layout" svg:width="2.614cm" svg:height="0.962cm" svg:x="3.4cm" svg:y="7.6cm">
          <draw:text-box>
            <text:p>Section</text:p>
          </draw:text-box>
        </draw:frame>
        <draw:frame draw:style-name="gr9" draw:text-style-name="P6" draw:layer="layout" svg:width="2.335cm" svg:height="0.962cm" svg:x="6.8cm" svg:y="25.7cm">
          <draw:text-box>
            <text:p>Foot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13:04:39.714223721</meta:creation-date>
    <dc:date>2017-03-07T16:01:24.413056595</dc:date>
    <meta:editing-duration>PT12M25S</meta:editing-duration>
    <meta:editing-cycles>3</meta:editing-cycles>
    <meta:generator>LibreOffice/5.1.6.2$Linux_X86_64 LibreOffice_project/10m0$Build-2</meta:generator>
    <meta:document-statistic meta:object-count="34"/>
  </office:meta>
</office:document-meta>
</file>